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eb4e" officeooo:paragraph-rsid="000eeb4e"/>
    </style:style>
    <style:style style:name="P2" style:family="paragraph" style:parent-style-name="Standard">
      <style:text-properties officeooo:rsid="000eeb4e" officeooo:paragraph-rsid="0011b685"/>
    </style:style>
    <style:style style:name="P3" style:family="paragraph" style:parent-style-name="Standard">
      <style:text-properties officeooo:rsid="0010a078" officeooo:paragraph-rsid="0010a078"/>
    </style:style>
    <style:style style:name="P4" style:family="paragraph" style:parent-style-name="Standard">
      <style:text-properties officeooo:rsid="0011b685" officeooo:paragraph-rsid="0011b685"/>
    </style:style>
    <style:style style:name="P5" style:family="paragraph" style:parent-style-name="Standard">
      <style:text-properties officeooo:rsid="001238ca" officeooo:paragraph-rsid="001238ca"/>
    </style:style>
    <style:style style:name="P6" style:family="paragraph" style:parent-style-name="Standard">
      <style:text-properties officeooo:rsid="0012f71a" officeooo:paragraph-rsid="0012f71a"/>
    </style:style>
    <style:style style:name="P7" style:family="paragraph" style:parent-style-name="Standard">
      <style:text-properties officeooo:rsid="0014005a" officeooo:paragraph-rsid="0014005a"/>
    </style:style>
    <style:style style:name="P8" style:family="paragraph" style:parent-style-name="Standard" style:list-style-name="L1">
      <style:text-properties officeooo:rsid="000eeb4e" officeooo:paragraph-rsid="000eeb4e"/>
    </style:style>
    <style:style style:name="P9" style:family="paragraph" style:parent-style-name="Standard" style:list-style-name="L2">
      <style:text-properties officeooo:rsid="000eeb4e" officeooo:paragraph-rsid="000eeb4e"/>
    </style:style>
    <style:style style:name="P10" style:family="paragraph" style:parent-style-name="Standard" style:list-style-name="L2">
      <style:text-properties officeooo:rsid="0010a078" officeooo:paragraph-rsid="0010a078"/>
    </style:style>
    <style:style style:name="P11" style:family="paragraph" style:parent-style-name="Standard">
      <style:text-properties officeooo:rsid="0011b685" officeooo:paragraph-rsid="0011b685"/>
    </style:style>
    <style:style style:name="P12" style:family="paragraph" style:parent-style-name="Standard">
      <style:text-properties officeooo:rsid="00154225" officeooo:paragraph-rsid="00154225"/>
    </style:style>
    <style:style style:name="P13" style:family="paragraph" style:parent-style-name="Standard">
      <style:text-properties officeooo:rsid="0012f71a" officeooo:paragraph-rsid="0012f71a"/>
    </style:style>
    <style:style style:name="T1" style:family="text">
      <style:text-properties officeooo:rsid="0010a078"/>
    </style:style>
    <style:style style:name="T2" style:family="text">
      <style:text-properties officeooo:rsid="001238ca"/>
    </style:style>
    <style:style style:name="T3" style:family="text">
      <style:text-properties officeooo:rsid="001542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ект: База данных для интернет-магазина по продаже бытовой и компьютерной техники.</text:p>
      <text:p text:style-name="P1"/>
      <text:p text:style-name="P1">Такая база данных позволит пользователю:</text:p>
      <text:list xml:id="list807859913" text:style-name="L1">
        <text:list-item>
          <text:p text:style-name="P8">определиться с товаром, который он хочет приобрести, оценить имеющиеся отзывы, характеристики;</text:p>
        </text:list-item>
        <text:list-item>
          <text:p text:style-name="P8">проверить наличие товара в магазинах;</text:p>
        </text:list-item>
        <text:list-item>
          <text:p text:style-name="P8">выбрать ближайший магазин, в котором этот товар присутствует;</text:p>
        </text:list-item>
        <text:list-item>
          <text:p text:style-name="P8">оформить заказ;</text:p>
        </text:list-item>
        <text:list-item>
          <text:p text:style-name="P8">оставить отзыв о товаре;</text:p>
        </text:list-item>
        <text:list-item>
          <text:p text:style-name="P8">добавлять товары в избранное, для быстрого поиска этих товаров в будущем.</text:p>
        </text:list-item>
      </text:list>
      <text:p text:style-name="P1"/>
      <text:p text:style-name="P1">Для собственника магазина:</text:p>
      <text:list xml:id="list4152883145" text:style-name="L2">
        <text:list-item>
          <text:p text:style-name="P9"><text:span text:style-name="T1">о</text:span>тслеживать наличие товара в магазинах;</text:p>
        </text:list-item>
        <text:list-item>
          <text:p text:style-name="P10">получать и хранить обратную связь от пользователей;</text:p>
        </text:list-item>
        <text:list-item>
          <text:p text:style-name="P10">создавать и отслеживать акции на определенные группы товаров.</text:p>
        </text:list-item>
      </text:list>
      <text:p text:style-name="P3"/>
      <text:p text:style-name="P4">Существующие таблицы:</text:p>
      <text:p text:style-name="P4">1. Таблица регионов.</text:p>
      <text:p text:style-name="P4">Содержит регионы присутствия магазинов. </text:p>
      <text:p text:style-name="P4">2. Города.</text:p>
      <text:p text:style-name="P4">Содержит города, где присутствуют магазины.</text:p>
      <text:p text:style-name="P4">3. Магазины.</text:p>
      <text:p text:style-name="P4">Указывается ссылки на регион присутствия и город, содержит адрес местонахождения, контактные данные и время открытия/закрытия.</text:p>
      <text:p text:style-name="P4">4. Основные категории товаров.</text:p>
      <text:p text:style-name="P4">Первый уровень каталогизации товаров, где мы указываем основную категорию товара (бытовая техника, тв, компьютер, аксессуары). <text:s/></text:p>
      <text:p text:style-name="P4">5. Подкатегории товаров.</text:p>
      <text:p text:style-name="P4">Каждую из категорий можно разбить на подкатегории. К примеру к категории компьютеры может относиться и периферия, и комплектующие и уже готовые устройства.</text:p>
      <text:p text:style-name="P4">6. Тип товара.</text:p>
      <text:p text:style-name="P4">Указываем уже непосредственно тип товара.</text:p>
      <text:p text:style-name="P4">Подкатегорию комплектующих можно разделить на процессоры, видеокарты, материнские платы и т. п.</text:p>
      <text:p text:style-name="P4">7. Товары.</text:p>
      <text:p text:style-name="P4">Основная таблица товаров с рейтингом, ценой, описанием и ссылкой на категории.</text:p>
      <text:p text:style-name="P12">8. Таблица цветов.</text:p>
      <text:p text:style-name="P12">Различные вариации цвета.</text:p>
      <text:p text:style-name="P12">9. Таблица производителей.</text:p>
      <text:p text:style-name="P12">Производители товара.</text:p>
      <text:p text:style-name="P4"><text:span text:style-name="T3">10</text:span>. <text:span text:style-name="T2">Характеристики товаров.</text:span></text:p>
      <text:p text:style-name="P5">Содержит ссылку на товар и его характеристики.</text:p>
      <text:p text:style-name="P5"><text:span text:style-name="T3">11</text:span>. Пользователи.</text:p>
      <text:p text:style-name="P6">Содержит данные пользователя, контакты, бонусы.</text:p>
      <text:p text:style-name="P6"><text:span text:style-name="T3">12</text:span>. Отзывы о товаре.</text:p>
      <text:p text:style-name="P6">Отзывы о товаре, с оценкой и описанием.</text:p>
      <text:p text:style-name="P6"><text:span text:style-name="T3">13</text:span>. Закладки.</text:p>
      <text:p text:style-name="P6">Сохранение товаров «на будущее» пользователями.</text:p>
      <text:p text:style-name="P6"><text:span text:style-name="T3">14</text:span>. Обратная связь</text:p>
      <text:p text:style-name="P6">Позволяет хранить отзывы о магазине, предложения.</text:p>
      <text:p text:style-name="P6"/>
      <text:p text:style-name="P6"/>
      <text:p text:style-name="P6"><text:soft-page-break/><text:span text:style-name="T3">15</text:span>. Акции.</text:p>
      <text:p text:style-name="P6">Таблица хранит акции на товары, с описанием акции, регионом проведения, датой начала и датой завершения.</text:p>
      <text:p text:style-name="P6"><text:span text:style-name="T3">16</text:span>. Тип заказа.</text:p>
      <text:p text:style-name="P6">Содержит тип заказа (добавлен в корзину, оплачен, получен).</text:p>
      <text:p text:style-name="P6"><text:span text:style-name="T3">17</text:span>. Заказы.</text:p>
      <text:p text:style-name="P6">Ссылки на товар, пользователя, тип заказа.</text:p>
      <text:p text:style-name="P6"><text:span text:style-name="T3">18</text:span>. Типы медиафайлов.</text:p>
      <text:p text:style-name="P6">Видео/фото.</text:p>
      <text:p text:style-name="P7"><text:span text:style-name="T3">19</text:span>. Медиа файлы.</text:p>
      <text:p text:style-name="P7">Указывает на товар, к которому относится, тип, и расположение.</text:p>
      <text:p text:style-name="P7"><text:span text:style-name="T3">20</text:span>. Склад.</text:p>
      <text:p text:style-name="P7">Содержание товара в определенном магазине.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20:46:04.113862917</meta:creation-date>
    <dc:date>2020-05-30T23:29:03.658247136</dc:date>
    <meta:editing-duration>PT21M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313" meta:character-count="2277" meta:non-whitespace-character-count="2024"/>
  </office:meta>
</office:document-meta>
</file>